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writing-mode="lr-tb"/>
    </style:style>
    <style:style style:name="Tabla1.A" style:family="table-column">
      <style:table-column-properties style:column-width="1.799cm"/>
    </style:style>
    <style:style style:name="Tabla1.B" style:family="table-column">
      <style:table-column-properties style:column-width="2.99cm"/>
    </style:style>
    <style:style style:name="Tabla1.C" style:family="table-column">
      <style:table-column-properties style:column-width="2.619cm"/>
    </style:style>
    <style:style style:name="Tabla1.D" style:family="table-column">
      <style:table-column-properties style:column-width="6.403cm"/>
    </style:style>
    <style:style style:name="Tabla1.E" style:family="table-column">
      <style:table-column-properties style:column-width="3.20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" style:family="paragraph" style:parent-style-name="Standard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text-properties style:font-name="Times New Roman" fo:font-size="13pt" style:font-name-asian="Times New Roman" style:font-size-asian="13pt" style:font-name-complex="Times New Roman" style:font-size-complex="13pt"/>
    </style:style>
    <style:style style:name="P5" style:family="paragraph" style:parent-style-name="Standard">
      <style:text-properties style:font-name="Times New Roman" fo:font-size="37pt" style:font-name-asian="Times New Roman" style:font-size-asian="37pt" style:font-name-complex="Times New Roman" style:font-size-complex="37pt"/>
    </style:style>
    <style:style style:name="P6" style:family="paragraph" style:parent-style-name="Textkörper">
      <style:paragraph-properties fo:margin-left="0.071cm" fo:margin-right="0cm" fo:line-height="0.439cm" fo:text-indent="0cm" style:auto-text-indent="false">
        <style:tab-stops/>
      </style:paragraph-properties>
    </style:style>
    <style:style style:name="P7" style:family="paragraph" style:parent-style-name="Überschrift_20_2">
      <style:paragraph-properties fo:margin-left="5.101cm" fo:margin-right="5.122cm" fo:margin-top="1.055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5.101cm" fo:margin-right="5.136cm" fo:margin-top="0.217cm" fo:margin-bottom="0cm" loext:contextual-spacing="false" fo:line-height="145%" fo:text-align="center" style:justify-single-word="false" fo:text-indent="0cm" style:auto-text-indent="false">
        <style:tab-stops/>
      </style:paragraph-properties>
      <style:text-properties officeooo:paragraph-rsid="001d3432"/>
    </style:style>
    <style:style style:name="P9" style:family="paragraph" style:parent-style-name="Standard">
      <style:paragraph-properties fo:margin-left="3.671cm" fo:margin-right="3.699cm" fo:margin-top="0.332cm" fo:margin-bottom="0cm" loext:contextual-spacing="false" fo:line-height="1.517cm" fo:text-align="center" style:justify-single-word="false" fo:text-indent="0.004cm" style:auto-text-indent="false">
        <style:tab-stops/>
      </style:paragraph-properties>
    </style:style>
    <style:style style:name="P10" style:family="paragraph" style:parent-style-name="Standard">
      <style:paragraph-properties fo:margin-left="3.671cm" fo:margin-right="3.699cm" fo:margin-top="0.332cm" fo:margin-bottom="0cm" loext:contextual-spacing="false" fo:line-height="1.517cm" fo:text-align="center" style:justify-single-word="false" fo:text-indent="0.004cm" style:auto-text-indent="false">
        <style:tab-stops/>
      </style:paragraph-properties>
      <style:text-properties officeooo:paragraph-rsid="001d3432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writing-mode="lr-tb">
        <style:tab-stops/>
      </style:paragraph-properties>
      <style:text-properties officeooo:paragraph-rsid="001d3432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style:writing-mode="lr-tb">
        <style:tab-stops/>
      </style:paragraph-properties>
      <style:text-properties officeooo:paragraph-rsid="001d3432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style:writing-mode="lr-tb">
        <style:tab-stops/>
      </style:paragraph-properties>
      <style:text-properties officeooo:paragraph-rsid="001f8ece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officeooo:paragraph-rsid="001d3432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fo:break-before="page" style:writing-mode="lr-tb">
        <style:tab-stops/>
      </style:paragraph-properties>
      <style:text-properties officeooo:paragraph-rsid="001d3432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45%" fo:text-align="start" style:justify-single-word="false" fo:text-indent="0cm" style:auto-text-indent="false" fo:break-before="page" style:writing-mode="lr-tb">
        <style:tab-stops/>
      </style:paragraph-properties>
      <style:text-properties officeooo:paragraph-rsid="001f8ece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rsid="001f8ece" officeooo:paragraph-rsid="001f8ece"/>
    </style:style>
    <style:style style:name="P20" style:family="paragraph" style:parent-style-name="Table_20_Contents">
      <style:paragraph-properties fo:text-align="center" style:justify-single-word="false"/>
      <style:text-properties officeooo:rsid="001f8ece" officeooo:paragraph-rsid="001f8ece"/>
    </style:style>
    <style:style style:name="P21" style:family="paragraph" style:parent-style-name="Table_20_Contents">
      <style:paragraph-properties fo:text-align="start" style:justify-single-word="false"/>
      <style:text-properties officeooo:rsid="00291e28" officeooo:paragraph-rsid="00291e28"/>
    </style:style>
    <style:style style:name="P22" style:family="paragraph" style:parent-style-name="Standard" style:list-style-name="L1">
      <style:paragraph-properties fo:margin-top="0cm" fo:margin-bottom="0cm" loext:contextual-spacing="false" fo:line-height="145%" fo:text-align="start" style:justify-single-word="false" fo:break-before="page" style:writing-mode="lr-tb">
        <style:tab-stops/>
      </style:paragraph-properties>
      <style:text-properties officeooo:paragraph-rsid="0020f4ed"/>
    </style:style>
    <style:style style:name="P23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0f4ed"/>
    </style:style>
    <style:style style:name="P24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275b1"/>
    </style:style>
    <style:style style:name="P25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a7390"/>
    </style:style>
    <style:style style:name="P26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6d12b"/>
    </style:style>
    <style:style style:name="P27" style:family="paragraph" style:parent-style-name="Standard" style:list-style-name="L1">
      <style:paragraph-properties fo:margin-top="0cm" fo:margin-bottom="0cm" loext:contextual-spacing="false" fo:line-height="145%" fo:text-align="start" style:justify-single-word="false" style:writing-mode="lr-tb">
        <style:tab-stops/>
      </style:paragraph-properties>
      <style:text-properties officeooo:paragraph-rsid="0023b539"/>
    </style:style>
    <style:style style:name="P28" style:family="paragraph" style:parent-style-name="Standard" style:list-style-name="L1">
      <style:paragraph-properties fo:margin-left="1.91cm" fo:margin-right="0cm" fo:margin-top="0cm" fo:margin-bottom="0cm" loext:contextual-spacing="false" fo:line-height="145%" fo:text-align="start" style:justify-single-word="false" fo:text-indent="-0.64cm" style:auto-text-indent="false" style:writing-mode="lr-tb">
        <style:tab-stops/>
      </style:paragraph-properties>
      <style:text-properties officeooo:paragraph-rsid="002a7390"/>
    </style:style>
    <style:style style:name="P29" style:family="paragraph" style:parent-style-name="Standard" style:list-style-name="L1">
      <style:paragraph-properties fo:margin-left="1.91cm" fo:margin-right="0cm" fo:margin-top="0cm" fo:margin-bottom="0cm" loext:contextual-spacing="false" fo:line-height="145%" fo:text-align="start" style:justify-single-word="false" fo:text-indent="-0.64cm" style:auto-text-indent="false" style:writing-mode="lr-tb">
        <style:tab-stops/>
      </style:paragraph-properties>
      <style:text-properties officeooo:paragraph-rsid="0026d12b"/>
    </style:style>
    <style:style style:name="P30" style:family="paragraph" style:parent-style-name="Standard" style:list-style-name="L1">
      <style:paragraph-properties fo:margin-left="1.91cm" fo:margin-right="0cm" fo:margin-top="0cm" fo:margin-bottom="0cm" loext:contextual-spacing="false" fo:line-height="145%" fo:text-align="start" style:justify-single-word="false" fo:text-indent="-0.64cm" style:auto-text-indent="false" style:writing-mode="lr-tb">
        <style:tab-stops/>
      </style:paragraph-properties>
      <style:text-properties officeooo:paragraph-rsid="00291e28"/>
    </style:style>
    <style:style style:name="T1" style:family="text">
      <style:text-properties fo:letter-spacing="-0.002cm"/>
    </style:style>
    <style:style style:name="T2" style:family="text">
      <style:text-properties fo:letter-spacing="-0.002cm" officeooo:rsid="001d3432"/>
    </style:style>
    <style:style style:name="T3" style:family="text">
      <style:text-properties fo:letter-spacing="-0.002cm" officeooo:rsid="001ec710"/>
    </style:style>
    <style:style style:name="T4" style:family="text">
      <style:text-properties fo:letter-spacing="-0.002cm" officeooo:rsid="001f8ece"/>
    </style:style>
    <style:style style:name="T5" style:family="text">
      <style:text-properties style:font-name="Times New Roman" fo:font-size="13pt" style:font-size-asian="13pt"/>
    </style:style>
    <style:style style:name="T6" style:family="text">
      <style:text-properties style:font-name="Times New Roman" fo:font-size="13pt" officeooo:rsid="001d3432" style:font-size-asian="13pt"/>
    </style:style>
    <style:style style:name="T7" style:family="text">
      <style:text-properties style:font-name="Times New Roman" fo:font-size="13pt" fo:letter-spacing="0.009cm" style:font-size-asian="13pt"/>
    </style:style>
    <style:style style:name="T8" style:family="text">
      <style:text-properties style:font-name="Times New Roman" fo:font-size="13pt" fo:letter-spacing="-0.007cm" style:font-size-asian="13pt"/>
    </style:style>
    <style:style style:name="T9" style:family="text">
      <style:text-properties style:font-name="Times New Roman" fo:font-size="13pt" fo:letter-spacing="0.002cm" style:font-size-asian="13pt"/>
    </style:style>
    <style:style style:name="T10" style:family="text">
      <style:text-properties style:font-name="Times New Roman" fo:font-size="13pt" fo:letter-spacing="0.002cm" officeooo:rsid="001d3432" style:font-size-asian="13pt"/>
    </style:style>
    <style:style style:name="T11" style:family="text">
      <style:text-properties style:font-name="Times New Roman" fo:font-size="13pt" fo:letter-spacing="-0.002cm" style:font-size-asian="13pt"/>
    </style:style>
    <style:style style:name="T12" style:family="text">
      <style:text-properties style:font-name="Times New Roman" fo:font-size="13pt" fo:letter-spacing="0.014cm" style:font-size-asian="13pt"/>
    </style:style>
    <style:style style:name="T13" style:family="text">
      <style:text-properties style:font-name="Times New Roman" fo:font-size="13pt" fo:letter-spacing="0.011cm" style:font-size-asian="13pt"/>
    </style:style>
    <style:style style:name="T14" style:family="text">
      <style:text-properties style:font-name="Times New Roman" fo:font-size="13pt" fo:letter-spacing="0.011cm" officeooo:rsid="001d3432" style:font-size-asian="13pt"/>
    </style:style>
    <style:style style:name="T15" style:family="text">
      <style:text-properties style:font-name="Times New Roman" fo:font-size="33.5pt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16" style:family="text">
      <style:text-properties style:font-name="Times New Roman" fo:font-size="33.5pt" fo:letter-spacing="-0.004cm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17" style:family="text">
      <style:text-properties style:font-name="Times New Roman" fo:font-size="33.5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18" style:family="text">
      <style:text-properties style:font-name="Times New Roman" fo:font-size="33.5pt" fo:letter-spacing="0.002cm" style:text-underline-style="solid" style:text-underline-width="bold" style:text-underline-color="#000000" fo:font-weight="bold" style:text-underline-mode="continuous" style:text-overline-mode="continuous" style:text-line-through-mode="continuous" style:font-size-asian="33.5pt" style:font-weight-asian="bold"/>
    </style:style>
    <style:style style:name="T19" style:family="text">
      <style:text-properties style:font-name="Times New Roman" fo:font-size="37.5pt" fo:letter-spacing="-0.002cm" style:font-size-asian="37.5pt"/>
    </style:style>
    <style:style style:name="T20" style:family="text">
      <style:text-properties style:font-name="Times New Roman" fo:font-size="37.5pt" fo:letter-spacing="0.048cm" style:font-size-asian="37.5pt"/>
    </style:style>
    <style:style style:name="T21" style:family="text">
      <style:text-properties style:font-name="Times New Roman" fo:font-size="37.5pt" fo:letter-spacing="0.048cm" officeooo:rsid="001d3432" style:font-size-asian="37.5pt"/>
    </style:style>
    <style:style style:name="T22" style:family="text">
      <style:text-properties fo:font-size="20pt" fo:letter-spacing="-0.002cm" officeooo:rsid="0020f4ed" style:font-size-asian="20pt" style:font-size-complex="20pt"/>
    </style:style>
    <style:style style:name="T23" style:family="text">
      <style:text-properties fo:font-size="20pt" fo:letter-spacing="-0.002cm" officeooo:rsid="002275b1" style:font-size-asian="20pt" style:font-size-complex="20pt"/>
    </style:style>
    <style:style style:name="T24" style:family="text">
      <style:text-properties fo:font-size="26pt" fo:letter-spacing="-0.002cm" officeooo:rsid="0020f4ed" style:font-size-asian="22.75pt" style:font-size-complex="26pt"/>
    </style:style>
    <style:style style:name="T25" style:family="text">
      <style:text-properties fo:font-size="12pt" fo:letter-spacing="-0.002cm" officeooo:rsid="002275b1" style:font-size-asian="10.5pt" style:font-size-complex="12pt"/>
    </style:style>
    <style:style style:name="T26" style:family="text">
      <style:text-properties fo:font-size="12pt" fo:letter-spacing="-0.002cm" officeooo:rsid="0023b539" style:font-size-asian="10.5pt" style:font-size-complex="12pt"/>
    </style:style>
    <style:style style:name="T27" style:family="text">
      <style:text-properties fo:font-size="12pt" fo:letter-spacing="-0.002cm" officeooo:rsid="002568e1" style:font-size-asian="10.5pt" style:font-size-complex="12pt"/>
    </style:style>
    <style:style style:name="T28" style:family="text">
      <style:text-properties fo:font-size="12pt" fo:letter-spacing="-0.002cm" officeooo:rsid="0026d12b" style:font-size-asian="10.5pt" style:font-size-complex="12pt"/>
    </style:style>
    <style:style style:name="T29" style:family="text">
      <style:text-properties fo:font-size="12pt" fo:letter-spacing="-0.002cm" officeooo:rsid="00273d64" style:font-size-asian="10.5pt" style:font-size-complex="12pt"/>
    </style:style>
    <style:style style:name="T30" style:family="text">
      <style:text-properties fo:font-size="12pt" fo:letter-spacing="-0.002cm" officeooo:rsid="00291e28" style:font-size-asian="10.5pt" style:font-size-complex="12pt"/>
    </style:style>
    <style:style style:name="T31" style:family="text">
      <style:text-properties fo:font-size="12pt" fo:letter-spacing="-0.002cm" officeooo:rsid="002a7390" style:font-size-asian="10.5pt" style:font-size-complex="12pt"/>
    </style:style>
    <style:style style:name="T32" style:family="text">
      <style:text-properties fo:font-size="12pt" fo:letter-spacing="-0.002cm" officeooo:rsid="002bf42d" style:font-size-asian="10.5pt" style:font-size-complex="12pt"/>
    </style:style>
    <style:style style:name="T33" style:family="text">
      <style:text-properties fo:font-size="12pt" fo:letter-spacing="-0.002cm" officeooo:rsid="002cef2d" style:font-size-asian="10.5pt" style:font-size-complex="12pt"/>
    </style:style>
    <style:style style:name="T34" style:family="text">
      <style:text-properties fo:font-size="12pt" fo:letter-spacing="-0.002cm" officeooo:rsid="002dcbfb" style:font-size-asian="10.5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11"><text:span text:style-name="Absatz-Standardschriftart"><text:span text:style-name="T5"/></text:span></text:p>
      <text:p text:style-name="P11"><text:span text:style-name="Absatz-Standardschriftart"><text:span text:style-name="T5">Universidad</text:span></text:span><text:span text:style-name="Absatz-Standardschriftart"><text:span text:style-name="T7"> </text:span></text:span><text:span text:style-name="Absatz-Standardschriftart"><text:span text:style-name="T5">Nacional</text:span></text:span><text:span text:style-name="Absatz-Standardschriftart"><text:span text:style-name="T8"> </text:span></text:span><text:span text:style-name="Absatz-Standardschriftart"><text:span text:style-name="T9">de </text:span></text:span><text:span text:style-name="Absatz-Standardschriftart"><text:span text:style-name="T5">Río</text:span></text:span><text:span text:style-name="Absatz-Standardschriftart"><text:span text:style-name="T9"> </text:span></text:span><text:span text:style-name="Absatz-Standardschriftart"><text:span text:style-name="T11">Cuarto</text:span></text:span></text:p>
      <text:p text:style-name="P11"><text:span text:style-name="Absatz-Standardschriftart"><text:span text:style-name="T5">Facultad</text:span></text:span><text:span text:style-name="Absatz-Standardschriftart"><text:span text:style-name="T7"> </text:span></text:span><text:span text:style-name="Absatz-Standardschriftart"><text:span text:style-name="T9">de </text:span></text:span><text:span text:style-name="Absatz-Standardschriftart"><text:span text:style-name="T5">Ciencias</text:span></text:span><text:span text:style-name="Absatz-Standardschriftart"><text:span text:style-name="T8"> </text:span></text:span><text:span text:style-name="Absatz-Standardschriftart"><text:span text:style-name="T5">Exactas,</text:span></text:span><text:span text:style-name="Absatz-Standardschriftart"><text:span text:style-name="T12"> </text:span></text:span><text:span text:style-name="Absatz-Standardschriftart"><text:span text:style-name="T5">F</text:span></text:span><text:span text:style-name="Absatz-Standardschriftart"><text:span text:style-name="T6">ísi</text:span></text:span><text:span text:style-name="Absatz-Standardschriftart"><text:span text:style-name="T5">co-Q</text:span></text:span><text:span text:style-name="Absatz-Standardschriftart"><text:span text:style-name="T6">uími</text:span></text:span><text:span text:style-name="Absatz-Standardschriftart"><text:span text:style-name="T5">cas</text:span></text:span><text:span text:style-name="Absatz-Standardschriftart"><text:span text:style-name="T8"> </text:span></text:span><text:span text:style-name="Absatz-Standardschriftart"><text:span text:style-name="T5">y Naturales</text:span></text:span></text:p>
      <text:p text:style-name="P11"><text:span text:style-name="Absatz-Standardschriftart"><text:span text:style-name="T5">Departamento</text:span></text:span><text:span text:style-name="Absatz-Standardschriftart"><text:span text:style-name="T7"> </text:span></text:span><text:span text:style-name="Absatz-Standardschriftart"><text:span text:style-name="T9">de</text:span></text:span><text:span text:style-name="Absatz-Standardschriftart"><text:span text:style-name="T8"> </text:span></text:span><text:span text:style-name="Absatz-Standardschriftart"><text:span text:style-name="T5">Computación</text:span></text:span></text:p>
      <text:p text:style-name="P11"><text:span text:style-name="Absatz-Standardschriftart"><text:span text:style-name="T14">Análisis y Diseño de Sistemas</text:span></text:span><text:span text:style-name="Absatz-Standardschriftart"><text:span text:style-name="T13"> </text:span></text:span><text:span text:style-name="Absatz-Standardschriftart"><text:span text:style-name="T5">(Código</text:span></text:span><text:span text:style-name="Absatz-Standardschriftart"><text:span text:style-name="T7"> </text:span></text:span><text:span text:style-name="Absatz-Standardschriftart"><text:span text:style-name="T9">330</text:span></text:span><text:span text:style-name="Absatz-Standardschriftart"><text:span text:style-name="T10">3</text:span></text:span><text:span text:style-name="Absatz-Standardschriftart"><text:span text:style-name="T9">)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pan text:style-name="Absatz-Standardschriftart"><text:span text:style-name="T15">Especificación</text:span></text:span><text:span text:style-name="Absatz-Standardschriftart"><text:span text:style-name="T16"> </text:span></text:span><text:span text:style-name="Absatz-Standardschriftart"><text:span text:style-name="T17">de </text:span></text:span></text:p>
      <text:p text:style-name="P14"><text:span text:style-name="Absatz-Standardschriftart"><text:span text:style-name="T15">Requisitos</text:span></text:span><text:span text:style-name="Absatz-Standardschriftart"><text:span text:style-name="T17"> de</text:span></text:span><text:span text:style-name="Absatz-Standardschriftart"><text:span text:style-name="T18"> </text:span></text:span><text:span text:style-name="Absatz-Standardschriftart"><text:span text:style-name="T15">Software</text:span></text:span></text:p>
      <text:p text:style-name="P15"/>
      <text:p text:style-name="P3"/>
      <text:p text:style-name="P3"/>
      <text:p text:style-name="P9"><text:span text:style-name="Absatz-Standardschriftart"><text:span text:style-name="T19">Proyecto:</text:span></text:span><text:span text:style-name="Absatz-Standardschriftart"><text:span text:style-name="T20"> </text:span></text:span></text:p>
      <text:p text:style-name="P10"><text:span text:style-name="Absatz-Standardschriftart"><text:span text:style-name="T21">Pregunta2</text:span></text:span></text:p>
      <text:p text:style-name="P5"/>
      <text:p text:style-name="P5"/>
      <text:p text:style-name="P5"/>
      <text:p text:style-name="P5"/>
      <text:h text:style-name="P7" text:outline-level="2"><text:span text:style-name="Absatz-Standardschriftart"><text:span text:style-name="T1">Integrante:</text:span></text:span></text:h>
      <text:p text:style-name="P8"><text:span text:style-name="Absatz-Standardschriftart"><text:span text:style-name="T2">Sung Pei Jung D.N.I.: 19.016.382</text:span></text:span></text:p>
      <text:p text:style-name="P12"><text:span text:style-name="Absatz-Standardschriftart"><text:span text:style-name="T2"/></text:span></text:p>
      <text:p text:style-name="P16"><text:span text:style-name="Absatz-Standardschriftart"><text:span text:style-name="T2">Í</text:span></text:span><text:span text:style-name="Absatz-Standardschriftart"><text:span text:style-name="T3">ndice</text:span></text:span></text:p>
      <text:p text:style-name="P12"><text:span text:style-name="Absatz-Standardschriftart"><text:span text:style-name="T3"/></text:span></text:p>
      <text:p text:style-name="P17"><text:span text:style-name="Absatz-Standardschriftart"><text:span text:style-name="T4">Registro de Cambios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20">Fecha</text:p>
          </table:table-cell>
          <table:table-cell table:style-name="Tabla1.A1" office:value-type="string">
            <text:p text:style-name="P20">Autor</text:p>
          </table:table-cell>
          <table:table-cell table:style-name="Tabla1.A1" office:value-type="string">
            <text:p text:style-name="P20">Versión</text:p>
          </table:table-cell>
          <table:table-cell table:style-name="Tabla1.A1" office:value-type="string">
            <text:p text:style-name="P20">Comentario</text:p>
          </table:table-cell>
          <table:table-cell table:style-name="Tabla1.E1" office:value-type="string">
            <text:p text:style-name="P20">Tiempo (horas)</text:p>
          </table:table-cell>
        </table:table-row>
        <table:table-row>
          <table:table-cell table:style-name="Tabla1.A2" office:value-type="string">
            <text:p text:style-name="P19">20/04/17</text:p>
          </table:table-cell>
          <table:table-cell table:style-name="Tabla1.A2" office:value-type="string">
            <text:p text:style-name="P19">Sung Pei Jung</text:p>
          </table:table-cell>
          <table:table-cell table:style-name="Tabla1.A2" office:value-type="string">
            <text:p text:style-name="P19">0.01</text:p>
          </table:table-cell>
          <table:table-cell table:style-name="Tabla1.A2" office:value-type="string">
            <text:p text:style-name="P19">Comienzo de SRS</text:p>
          </table:table-cell>
          <table:table-cell table:style-name="Tabla1.E2" office:value-type="string">
            <text:p text:style-name="P19">2</text:p>
          </table:table-cell>
        </table:table-row>
        <table:table-row>
          <table:table-cell table:style-name="Tabla1.A2" office:value-type="string">
            <text:p text:style-name="P19">20/04/17</text:p>
          </table:table-cell>
          <table:table-cell table:style-name="Tabla1.A2" office:value-type="string">
            <text:p text:style-name="P19">Sung Pei Jung</text:p>
          </table:table-cell>
          <table:table-cell table:style-name="Tabla1.A2" office:value-type="string">
            <text:p text:style-name="P19">0.02</text:p>
          </table:table-cell>
          <table:table-cell table:style-name="Tabla1.A2" office:value-type="string">
            <text:p text:style-name="P19">Definición de funcionalidad</text:p>
          </table:table-cell>
          <table:table-cell table:style-name="Tabla1.E2" office:value-type="string">
            <text:p text:style-name="P19">2</text:p>
          </table:table-cell>
        </table:table-row>
        <table:table-row>
          <table:table-cell table:style-name="Tabla1.A2" office:value-type="string">
            <text:p text:style-name="P21">27/04/17</text:p>
          </table:table-cell>
          <table:table-cell table:style-name="Tabla1.A2" office:value-type="string">
            <text:p text:style-name="P21">Sung Pei Jung</text:p>
          </table:table-cell>
          <table:table-cell table:style-name="Tabla1.A2" office:value-type="string">
            <text:p text:style-name="P21">0,03</text:p>
          </table:table-cell>
          <table:table-cell table:style-name="Tabla1.A2" office:value-type="string">
            <text:p text:style-name="P21">Corrección de funcionalidad</text:p>
          </table:table-cell>
          <table:table-cell table:style-name="Tabla1.E2" office:value-type="string">
            <text:p text:style-name="P21">3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E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E2" office:value-type="string">
            <text:p text:style-name="P18"/>
          </table:table-cell>
        </table:table-row>
      </table:table>
      <text:p text:style-name="P13"><text:span text:style-name="Absatz-Standardschriftart"><text:span text:style-name="T4"/></text:span></text:p>
      <text:p text:style-name="P13"><text:span text:style-name="Absatz-Standardschriftart"><text:span text:style-name="T4"/></text:span></text:p>
      <text:list xml:id="list1457890241381460237" text:style-name="L1">
        <text:list-item>
          <text:p text:style-name="P22"><text:span text:style-name="Absatz-Standardschriftart"><text:span text:style-name="T24">Introducción</text:span></text:span></text:p>
          <text:list>
            <text:list-item>
              <text:p text:style-name="P23"><text:span text:style-name="Absatz-Standardschriftart"><text:span text:style-name="T22">Propósito</text:span></text:span></text:p>
            </text:list-item>
            <text:list-item>
              <text:p text:style-name="P23"><text:span text:style-name="Absatz-Standardschriftart"><text:span text:style-name="T22">Alcance</text:span></text:span></text:p>
            </text:list-item>
            <text:list-item>
              <text:p text:style-name="P23"><text:span text:style-name="Absatz-Standardschriftart"><text:span text:style-name="T22">Definiciones, Acrónimos y Abreviaciones</text:span></text:span></text:p>
            </text:list-item>
            <text:list-item>
              <text:p text:style-name="P24"><text:span text:style-name="Absatz-Standardschriftart"><text:span text:style-name="T23">Glosario</text:span></text:span></text:p>
            </text:list-item>
            <text:list-item>
              <text:p text:style-name="P24"><text:span text:style-name="Absatz-Standardschriftart"><text:span text:style-name="T23">Referencias</text:span></text:span></text:p>
            </text:list-item>
            <text:list-item>
              <text:p text:style-name="P24"><text:span text:style-name="Absatz-Standardschriftart"><text:span text:style-name="T23">Personal involucrado</text:span></text:span></text:p>
            </text:list-item>
            <text:list-item>
              <text:p text:style-name="P24"><text:span text:style-name="Absatz-Standardschriftart"><text:span text:style-name="T23">Visión global</text:span></text:span></text:p>
            </text:list-item>
          </text:list>
        </text:list-item>
        <text:list-item>
          <text:p text:style-name="P24"><text:span text:style-name="Absatz-Standardschriftart"><text:span text:style-name="T23">Descripción Global</text:span></text:span></text:p>
          <text:list>
            <text:list-item>
              <text:p text:style-name="P24"><text:span text:style-name="Absatz-Standardschriftart"><text:span text:style-name="T23">Perspectiva del producto</text:span></text:span></text:p>
            </text:list-item>
            <text:list-item>
              <text:p text:style-name="P24"><text:span text:style-name="Absatz-Standardschriftart"><text:span text:style-name="T23">Funciones del producto</text:span></text:span></text:p>
              <text:p text:style-name="P24"><text:span text:style-name="Absatz-Standardschriftart"><text:span text:style-name="T25">El </text:span></text:span><text:span text:style-name="Absatz-Standardschriftart"><text:span text:style-name="T27">producto</text:span></text:span><text:span text:style-name="Absatz-Standardschriftart"><text:span text:style-name="T25"> pregunta2 permitirá las siguientes funcionalidades:</text:span></text:span></text:p>
              <text:list>
                <text:list-item>
                  <text:p text:style-name="P25"><text:span text:style-name="Absatz-Standardschriftart"><text:span text:style-name="T28">Modo Administrador</text:span></text:span></text:p>
                  <text:p text:style-name="P28"><text:span text:style-name="Absatz-Standardschriftart"><text:span text:style-name="T28">- C</text:span></text:span><text:span text:style-name="Absatz-Standardschriftart"><text:span text:style-name="T30">omo administrador, quiero c</text:span></text:span><text:span text:style-name="Absatz-Standardschriftart"><text:span text:style-name="T28">argar </text:span></text:span><text:span text:style-name="Absatz-Standardschriftart"><text:span text:style-name="T29">preguntas y respuestas. Por cada carga se carga 1 pregunt</text:span></text:span><text:span text:style-name="Absatz-Standardschriftart"><text:span text:style-name="T30">a y 4 respuestas.</text:span></text:span></text:p>
                  <text:p text:style-name="P29"><text:span text:style-name="Absatz-Standardschriftart"><text:span text:style-name="T28">- </text:span></text:span><text:span text:style-name="Absatz-Standardschriftart"><text:span text:style-name="T30">Como administrador, quiero m</text:span></text:span><text:span text:style-name="Absatz-Standardschriftart"><text:span text:style-name="T28">odificar preguntas </text:span></text:span><text:span text:style-name="Absatz-Standardschriftart"><text:span text:style-name="T29">y respuestas </text:span></text:span><text:span text:style-name="Absatz-Standardschriftart"><text:span text:style-name="T28">ya existentes.</text:span></text:span></text:p>
                  <text:p text:style-name="P30"><text:span text:style-name="Absatz-Standardschriftart"><text:span text:style-name="T28">- </text:span></text:span><text:span text:style-name="Absatz-Standardschriftart"><text:span text:style-name="T30">Como administrador, quiero eliminar</text:span></text:span><text:span text:style-name="Absatz-Standardschriftart"><text:span text:style-name="T28"> preguntas</text:span></text:span><text:span text:style-name="Absatz-Standardschriftart"><text:span text:style-name="T29"> </text:span></text:span><text:span text:style-name="Absatz-Standardschriftart"><text:span text:style-name="T28">ya existentes. </text:span></text:span><text:span text:style-name="Absatz-Standardschriftart"><text:span text:style-name="T30">Si se elimina una pregunta, se elimanan todas las respuestas de esa pregunta.</text:span></text:span></text:p>
                </text:list-item>
                <text:list-item>
                  <text:p text:style-name="P26"><text:span text:style-name="Absatz-Standardschriftart"><text:span text:style-name="T28">Modo Jugador</text:span></text:span></text:p>
                </text:list-item>
              </text:list>
              <text:p text:style-name="P25"><text:span text:style-name="Absatz-Standardschriftart"><text:span text:style-name="T25">- </text:span></text:span><text:span text:style-name="Absatz-Standardschriftart"><text:span text:style-name="T31">Como jugador, quiero jugar el juego en m</text:span></text:span><text:span text:style-name="Absatz-Standardschriftart"><text:span text:style-name="T25">odo </text:span></text:span><text:span text:style-name="Absatz-Standardschriftart"><text:span text:style-name="T33">clásico</text:span></text:span><text:span text:style-name="Absatz-Standardschriftart"><text:span text:style-name="T25">, </text:span></text:span><text:span text:style-name="Absatz-Standardschriftart"><text:span text:style-name="T31">o modo d</text:span></text:span><text:span text:style-name="Absatz-Standardschriftart"><text:span text:style-name="T33">esafío</text:span></text:span><text:span text:style-name="Absatz-Standardschriftart"><text:span text:style-name="T31">.</text:span></text:span></text:p>
              <text:p text:style-name="P25"><text:span text:style-name="Absatz-Standardschriftart"><text:span text:style-name="T31">- Como jugador, tengo 3 vidas, las cuales se gasta cada vez que elijo jugar un modo de</text:span></text:span><text:span text:style-name="Absatz-Standardschriftart"><text:span text:style-name="T34">l</text:span></text:span><text:span text:style-name="Absatz-Standardschriftart"><text:span text:style-name="T31"> juego. Las vidas se recarga 1 por hora, máximo 3 vidas.</text:span></text:span></text:p>
              <text:p text:style-name="P25"><text:span text:style-name="Absatz-Standardschriftart"><text:span text:style-name="T31">- En el modo jugador, se selecciona aleatoriamente por cada pregunta, 1 categoría de los 6 que haya: arte, ciencia, deporte, entretenimiento, geografía e historia. Como jugador, tengo 20 segundos para leer la pregunta y seleccionar la respuesta correcta. El juego finaliza cuando respond</text:span></text:span><text:span text:style-name="Absatz-Standardschriftart"><text:span text:style-name="T34">o</text:span></text:span><text:span text:style-name="Absatz-Standardschriftart"><text:span text:style-name="T33"> </text:span></text:span><text:span text:style-name="Absatz-Standardschriftart"><text:span text:style-name="T31">mal una pregu</text:span></text:span><text:span text:style-name="Absatz-Standardschriftart"><text:span text:style-name="T32">nta.</text:span></text:span></text:p>
              <text:p text:style-name="P27"><text:span text:style-name="Absatz-Standardschriftart"><text:span text:style-name="T25">- </text:span></text:span><text:span text:style-name="Absatz-Standardschriftart"><text:span text:style-name="T31">En el m</text:span></text:span><text:span text:style-name="Absatz-Standardschriftart"><text:span text:style-name="T25">odo desafío, </text:span></text:span><text:span text:style-name="Absatz-Standardschriftart"><text:span text:style-name="T32">c</text:span></text:span><text:span text:style-name="Absatz-Standardschriftart"><text:span text:style-name="T31">omo jugador </text:span></text:span><text:span text:style-name="Absatz-Standardschriftart"><text:span text:style-name="T25">r</text:span></text:span><text:span text:style-name="Absatz-Standardschriftart"><text:span text:style-name="T32">espondo </text:span></text:span><text:span text:style-name="Absatz-Standardschriftart"><text:span text:style-name="T25">10 preguntas aleatorias, </text:span></text:span><text:span text:style-name="Absatz-Standardschriftart"><text:span text:style-name="T26">en </text:span></text:span><text:span text:style-name="Absatz-Standardschriftart"><text:span text:style-name="T32">20</text:span></text:span><text:span text:style-name="Absatz-Standardschriftart"><text:span text:style-name="T26"> segundos por cada pregunta</text:span></text:span><text:span text:style-name="Absatz-Standardschriftart"><text:span text:style-name="T32">.</text:span></text:span></text:p>
            </text:list-item>
            <text:list-item>
              <text:p text:style-name="P24"><text:soft-page-break/><text:span text:style-name="Absatz-Standardschriftart"><text:span text:style-name="T23"/></text:span></text:p>
            </text:list-item>
          </text:list>
        </text:list-item>
      </text:list>
      <text:p text:style-name="P13"><text:span text:style-name="Absatz-Standardschriftar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Listenabsatz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Textkörper" style:family="paragraph" style:parent-style-name="Standard">
      <style:paragraph-properties fo:margin-left="0.699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Verzeichnis_20_3" style:display-name="Verzeichnis 3" style:family="paragraph" style:parent-style-name="Standard">
      <style:paragraph-properties fo:margin-left="3.087cm" fo:margin-right="0cm" fo:margin-top="0.019cm" fo:margin-bottom="0cm" loext:contextual-spacing="false" fo:hyphenation-ladder-count="no-limit" fo:text-indent="-1.194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Verzeichnis_20_2" style:display-name="Verzeichnis 2" style:family="paragraph" style:parent-style-name="Standard">
      <style:paragraph-properties fo:margin-left="2.011cm" fo:margin-right="0cm" fo:margin-top="0.011cm" fo:margin-bottom="0cm" loext:contextual-spacing="false" fo:hyphenation-ladder-count="no-limit" fo:text-indent="-0.72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Verzeichnis_20_1" style:display-name="Verzeichnis 1" style:family="paragraph" style:parent-style-name="Standard">
      <style:paragraph-properties fo:margin-left="1.291cm" fo:margin-right="0cm" fo:margin-top="0.011cm" fo:margin-bottom="0cm" loext:contextual-spacing="false" fo:hyphenation-ladder-count="no-limit" fo:text-indent="-0.593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Überschrift_20_2" style:display-name="Überschrift 2" style:family="paragraph" style:parent-style-name="Standard" style:default-outline-level="2" style:list-style-name="">
      <style:paragraph-properties fo:margin-left="0.699cm" fo:margin-right="0cm" fo:margin-top="0.085cm" fo:margin-bottom="0cm" loext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5pt" fo:font-weight="bold" style:font-name-asian="Times New Roman" style:font-family-asian="'Times New Roman'" style:font-family-generic-asian="roman" style:font-pitch-asian="variable" style:font-size-asian="15pt" style:font-weight-asian="bold" style:font-size-complex="15pt" style:font-weight-complex="bold" fo:hyphenate="false" fo:hyphenation-remain-char-count="2" fo:hyphenation-push-char-count="2"/>
    </style:style>
    <style:style style:name="Überschrift_20_1" style:display-name="Überschrift 1" style:family="paragraph" style:parent-style-name="Standard" style:default-outline-level="1" style:list-style-name="">
      <style:paragraph-properties fo:margin-left="3.044cm" fo:margin-right="0cm" fo:hyphenation-ladder-count="no-limit" fo:text-indent="-2.346cm" style:auto-text-indent="false">
        <style:tab-stops/>
      </style:paragraph-properties>
      <style:text-properties style:font-name="Times New Roman" fo:font-family="'Times New Roman'" style:font-family-generic="roma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6LVL3" style:display-name="WW_CharLFO6LVL3" style:family="text">
      <style:text-properties style:font-name="Times New Roman" fo:font-family="'Times New Roman'" style:font-family-generic="roman" style:font-pitch="variable" fo:font-size="11pt" fo:letter-spacing="-0.005cm" style:font-name-asian="Times New Roman" style:font-family-asian="'Times New Roman'" style:font-family-generic-asian="roman" style:font-pitch-asian="variable" style:font-size-asian="11pt" style:font-size-complex="11pt" style:text-scale="102%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fo:font-size="11pt" fo:letter-spacing="0.004cm" style:font-name-asian="Times New Roman" style:font-family-asian="'Times New Roman'" style:font-family-generic-asian="roman" style:font-pitch-asian="variable" style:font-size-asian="11pt" style:font-size-complex="11pt" style:text-scale="102%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fo:font-size="11pt" fo:letter-spacing="-0.005cm" style:font-name-asian="Times New Roman" style:font-family-asian="'Times New Roman'" style:font-family-generic-asian="roman" style:font-pitch-asian="variable" style:font-size-asian="11pt" style:font-size-complex="11pt" style:text-scale="102%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102%"/>
    </style:style>
    <style:style style:name="WW_5f_CharLFO5LVL3" style:display-name="WW_CharLFO5LVL3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5LVL2" style:display-name="WW_CharLFO5LVL2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102%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size-complex="11pt" style:text-scale="102%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1LVL3" style:display-name="WW_CharLFO1LVL3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1LVL2" style:display-name="WW_CharLFO1LVL2" style:family="text">
      <style:text-properties style:font-name="Times New Roman" fo:font-family="'Times New Roman'" style:font-family-generic="roman" style:font-pitch="variable" fo:font-size="17pt" fo:letter-spacing="0.005cm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size-complex="17pt" style:font-weight-complex="bold" style:text-scale="99%"/>
    </style:style>
    <style:style style:name="Absatz-Standardschriftart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Textkörper">
      <style:paragraph-properties fo:margin-left="0.071cm" fo:margin-right="0cm" fo:line-height="0.439cm" fo:text-indent="0cm" style:auto-text-indent="false">
        <style:tab-stops/>
      </style:paragraph-properties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54cm" fo:margin-left="3.034cm" fo:margin-right="3.03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3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Text Box 3" text:anchor-type="paragraph" svg:x="10.615cm" svg:y="26.298cm" svg:width="0.34cm" style:rel-width="scale" svg:height="0.469cm" style:rel-height="scale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3:05:21.428866320</meta:creation-date>
    <meta:generator>LibreOffice/5.2.2.2$Linux_X86_64 LibreOffice_project/20m0$Build-2</meta:generator>
    <dc:date>2017-04-28T10:32:37.911814386</dc:date>
    <meta:editing-duration>PT1H7M4S</meta:editing-duration>
    <meta:editing-cycles>13</meta:editing-cycles>
    <meta:document-statistic meta:table-count="1" meta:image-count="0" meta:object-count="0" meta:page-count="5" meta:paragraph-count="55" meta:word-count="274" meta:character-count="1770" meta:non-whitespace-character-count="1534"/>
  </office:meta>
</office:document-meta>
</file>